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tract t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Spasic</meta:initial-creator>
    <meta:creation-date>2010-11-09T13:41:51.66</meta:creation-date>
    <meta:document-statistic meta:table-count="0" meta:image-count="0" meta:object-count="0" meta:page-count="1" meta:paragraph-count="1" meta:word-count="2" meta:character-count="13"/>
    <dc:date>2010-11-09T13:42:34.25</dc:date>
    <dc:creator>Igor Spasic</dc:creator>
    <meta:editing-duration>PT00H00M43S</meta:editing-duration>
    <meta:editing-cycles>1</meta:editing-cycles>
    <meta:generator>OpenOffice.org/3.2$Win32 OpenOffice.org_project/320m18$Build-9502</meta:generator>
  </office:meta>
</office:document-meta>
</file>